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cm" fo:margin-top="0cm" fo:margin-bottom="0cm" loext:contextual-spacing="false" fo:line-height="150%" fo:text-align="start" style:justify-single-word="false" fo:text-indent="0cm" style:auto-text-indent="false" style:shadow="none"/>
      <style:text-properties officeooo:paragraph-rsid="00137952"/>
    </style:style>
    <style:style style:name="P3" style:family="paragraph" style:parent-style-name="Standard">
      <style:paragraph-properties fo:margin-left="0cm" fo:margin-right="0cm" fo:margin-top="0cm" fo:margin-bottom="0cm" loext:contextual-spacing="false" fo:line-height="150%" fo:text-align="center" style:justify-single-word="false" fo:text-indent="0cm" style:auto-text-indent="false" style:shadow="none"/>
      <style:text-properties fo:font-weight="normal" officeooo:paragraph-rsid="00137952" style:font-weight-asian="normal" style:font-weight-complex="normal"/>
    </style:style>
    <style:style style:name="P4" style:family="paragraph" style:parent-style-name="Standard">
      <style:paragraph-properties fo:margin-left="0cm" fo:margin-right="0cm" fo:margin-top="0cm" fo:margin-bottom="0cm" loext:contextual-spacing="false" fo:line-height="150%" fo:text-align="start" style:justify-single-word="false" fo:text-indent="0cm" style:auto-text-indent="false" style:shadow="none"/>
      <style:text-properties fo:font-weight="normal" officeooo:paragraph-rsid="00137952" style:font-weight-asian="normal" style:font-weight-complex="normal"/>
    </style:style>
    <style:style style:name="P5" style:family="paragraph" style:parent-style-name="Standard">
      <style:paragraph-properties fo:margin-left="0cm" fo:margin-right="0cm" fo:margin-top="0cm" fo:margin-bottom="0cm" loext:contextual-spacing="false" fo:line-height="150%" fo:text-align="center" style:justify-single-word="false" fo:text-indent="0cm" style:auto-text-indent="false" style:shadow="none"/>
      <style:text-properties fo:font-weight="bold" officeooo:paragraph-rsid="00137952" style:font-weight-asian="bold" style:font-weight-complex="bold"/>
    </style:style>
    <style:style style:name="P6" style:family="paragraph" style:parent-style-name="Standard">
      <style:paragraph-properties fo:margin-left="0cm" fo:margin-right="0cm" fo:margin-top="0cm" fo:margin-bottom="0cm" loext:contextual-spacing="false" fo:line-height="150%" fo:text-align="center" style:justify-single-word="false" fo:text-indent="0cm" style:auto-text-indent="false" style:shadow="none"/>
      <style:text-properties fo:font-weight="bold" officeooo:rsid="00137952" officeooo:paragraph-rsid="00137952" style:font-weight-asian="bold" style:font-weight-complex="bold"/>
    </style:style>
    <style:style style:name="P7" style:family="paragraph" style:parent-style-name="Heading_20_2">
      <style:paragraph-properties fo:text-align="center" style:justify-single-word="false"/>
      <style:text-properties officeooo:rsid="002737a7" officeooo:paragraph-rsid="002737a7"/>
    </style:style>
    <style:style style:name="P8" style:family="paragraph" style:parent-style-name="Heading_20_2">
      <style:paragraph-properties fo:text-align="center" style:justify-single-word="false"/>
      <style:text-properties officeooo:paragraph-rsid="002737a7"/>
    </style:style>
    <style:style style:name="P9" style:family="paragraph" style:parent-style-name="Heading_20_1">
      <style:paragraph-properties fo:break-before="page"/>
      <style:text-properties officeooo:rsid="0013fbc6" officeooo:paragraph-rsid="0013fbc6"/>
    </style:style>
    <style:style style:name="P10" style:family="paragraph" style:parent-style-name="Heading_20_3">
      <style:paragraph-properties fo:text-align="center" style:justify-single-word="false"/>
      <style:text-properties officeooo:rsid="00351f22" officeooo:paragraph-rsid="00351f22"/>
    </style:style>
    <style:style style:name="P11" style:family="paragraph" style:parent-style-name="Heading_20_3">
      <style:paragraph-properties fo:text-align="center" style:justify-single-word="false"/>
      <style:text-properties officeooo:paragraph-rsid="002737a7"/>
    </style:style>
    <style:style style:name="P12" style:family="paragraph" style:parent-style-name="Heading_20_3">
      <style:paragraph-properties fo:text-align="center" style:justify-single-word="false"/>
      <style:text-properties officeooo:rsid="003a7f80" officeooo:paragraph-rsid="003a7f80"/>
    </style:style>
    <style:style style:name="P13" style:family="paragraph" style:parent-style-name="Contents_20_Heading">
      <style:text-properties officeooo:paragraph-rsid="00137952"/>
    </style:style>
    <style:style style:name="P14" style:family="paragraph" style:parent-style-name="Footer">
      <style:paragraph-properties fo:text-align="center" style:justify-single-word="false"/>
    </style:style>
    <style:style style:name="P15" style:family="paragraph" style:parent-style-name="Standard" style:master-page-name="First_20_Page">
      <style:paragraph-properties fo:margin-left="0cm" fo:margin-right="0cm" fo:margin-top="0cm" fo:margin-bottom="0cm" loext:contextual-spacing="false" fo:line-height="150%" fo:text-align="justify" style:justify-single-word="false" fo:text-indent="0cm" style:auto-text-indent="false" style:page-number="auto" style:shadow="none"/>
      <style:text-properties officeooo:paragraph-rsid="00137952"/>
    </style:style>
    <style:style style:name="P16" style:family="paragraph" style:parent-style-name="Text_20_body">
      <style:text-properties officeooo:paragraph-rsid="0013fbc6"/>
    </style:style>
    <style:style style:name="P17" style:family="paragraph" style:parent-style-name="Text_20_body">
      <style:paragraph-properties fo:line-height="150%"/>
      <style:text-properties officeooo:rsid="00255d50" officeooo:paragraph-rsid="00255d50"/>
    </style:style>
    <style:style style:name="P18" style:family="paragraph" style:parent-style-name="Text_20_body">
      <style:paragraph-properties fo:text-align="center" style:justify-single-word="false"/>
      <style:text-properties officeooo:paragraph-rsid="002737a7"/>
    </style:style>
    <style:style style:name="P19" style:family="paragraph" style:parent-style-name="Text_20_body">
      <style:paragraph-properties fo:text-align="justify" style:justify-single-word="false"/>
      <style:text-properties officeooo:paragraph-rsid="003a7f80"/>
    </style:style>
    <style:style style:name="P20" style:family="paragraph" style:parent-style-name="Text_20_body">
      <style:paragraph-properties fo:line-height="150%" fo:text-align="justify" style:justify-single-word="false"/>
      <style:text-properties officeooo:rsid="00296350" officeooo:paragraph-rsid="00296350"/>
    </style:style>
    <style:style style:name="P21" style:family="paragraph" style:parent-style-name="Text_20_body">
      <style:paragraph-properties fo:line-height="150%"/>
      <style:text-properties officeooo:rsid="00351f22" officeooo:paragraph-rsid="00351f22"/>
    </style:style>
    <style:style style:name="P22" style:family="paragraph" style:parent-style-name="Text_20_body">
      <style:paragraph-properties fo:line-height="150%"/>
      <style:text-properties fo:font-size="11pt" officeooo:rsid="0013fbc6" officeooo:paragraph-rsid="0013fbc6" style:font-size-asian="11pt" style:font-size-complex="11pt"/>
    </style:style>
    <style:style style:name="P23" style:family="paragraph" style:parent-style-name="Text_20_body">
      <style:paragraph-properties fo:line-height="150%"/>
      <style:text-properties fo:font-size="11pt" officeooo:rsid="0014563f" officeooo:paragraph-rsid="0014563f" style:font-size-asian="11pt" style:font-size-complex="11pt"/>
    </style:style>
    <style:style style:name="P24" style:family="paragraph" style:parent-style-name="Text_20_body">
      <style:paragraph-properties fo:line-height="150%"/>
      <style:text-properties fo:font-size="11pt" officeooo:rsid="0021bd31" officeooo:paragraph-rsid="0021bd31" style:font-size-asian="11pt" style:font-size-complex="11pt"/>
    </style:style>
    <style:style style:name="P25" style:family="paragraph" style:parent-style-name="Text_20_body">
      <style:paragraph-properties fo:line-height="150%"/>
      <style:text-properties fo:font-size="11pt" officeooo:rsid="00255d50" officeooo:paragraph-rsid="00255d50" style:font-size-asian="11pt" style:font-size-complex="11pt"/>
    </style:style>
    <style:style style:name="P26" style:family="paragraph" style:parent-style-name="Text_20_body">
      <style:paragraph-properties fo:text-align="justify" style:justify-single-word="false"/>
      <style:text-properties fo:font-size="11pt" officeooo:paragraph-rsid="00351f22" style:font-size-asian="11pt" style:font-size-complex="11pt"/>
    </style:style>
    <style:style style:name="P27" style:family="paragraph" style:parent-style-name="Text_20_body">
      <style:paragraph-properties fo:line-height="150%" fo:text-align="justify" style:justify-single-word="false"/>
      <style:text-properties officeooo:rsid="0042c95e" officeooo:paragraph-rsid="0042c95e"/>
    </style:style>
    <style:style style:name="P28" style:family="paragraph" style:parent-style-name="Contents_20_2">
      <style:paragraph-properties>
        <style:tab-stops>
          <style:tab-stop style:position="13.501cm" style:type="right" style:leader-style="dotted" style:leader-text="."/>
        </style:tab-stops>
      </style:paragraph-properties>
    </style:style>
    <style:style style:name="P29" style:family="paragraph" style:parent-style-name="Contents_20_3">
      <style:paragraph-properties>
        <style:tab-stops>
          <style:tab-stop style:position="13.002cm" style:type="right" style:leader-style="dotted" style:leader-text="."/>
        </style:tab-stops>
      </style:paragraph-properties>
    </style:style>
    <style:style style:name="P30" style:family="paragraph" style:parent-style-name="Contents_20_1">
      <style:paragraph-properties>
        <style:tab-stops>
          <style:tab-stop style:position="14cm" style:type="right" style:leader-style="dotted" style:leader-text="."/>
        </style:tab-stops>
      </style:paragraph-properties>
    </style:style>
    <style:style style:name="T1" style:family="text">
      <style:text-properties officeooo:rsid="00137952"/>
    </style:style>
    <style:style style:name="T2" style:family="text">
      <style:text-properties officeooo:rsid="0014563f"/>
    </style:style>
    <style:style style:name="T3" style:family="text">
      <style:text-properties officeooo:rsid="0015a877"/>
    </style:style>
    <style:style style:name="T4" style:family="text">
      <style:text-properties officeooo:rsid="00176c59"/>
    </style:style>
    <style:style style:name="T5" style:family="text">
      <style:text-properties officeooo:rsid="001f2644"/>
    </style:style>
    <style:style style:name="T6" style:family="text">
      <style:text-properties officeooo:rsid="0022247b"/>
    </style:style>
    <style:style style:name="T7" style:family="text">
      <style:text-properties officeooo:rsid="00268cab"/>
    </style:style>
    <style:style style:name="T8" style:family="text">
      <style:text-properties officeooo:rsid="002737a7"/>
    </style:style>
    <style:style style:name="T9" style:family="text">
      <style:text-properties fo:font-size="11pt" style:font-size-asian="11pt" style:font-size-complex="11pt"/>
    </style:style>
    <style:style style:name="T10" style:family="text">
      <style:text-properties fo:font-size="11pt" officeooo:rsid="0029736a" style:font-size-asian="11pt" style:font-size-complex="11pt"/>
    </style:style>
    <style:style style:name="T11" style:family="text">
      <style:text-properties fo:font-size="11pt" officeooo:rsid="002ca18b" style:font-size-asian="11pt" style:font-size-complex="11pt"/>
    </style:style>
    <style:style style:name="T12" style:family="text">
      <style:text-properties fo:font-size="11pt" officeooo:rsid="0036fa18" style:font-size-asian="11pt" style:font-size-complex="11pt"/>
    </style:style>
    <style:style style:name="T13" style:family="text">
      <style:text-properties officeooo:rsid="004324a1"/>
    </style:style>
    <style:style style:name="T14" style:family="text">
      <style:text-properties officeooo:rsid="0044cfa7"/>
    </style:style>
    <style:style style:name="T15" style:family="text">
      <style:text-properties officeooo:rsid="0048435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Gymnasium Olching<text:tab/><text:tab/><text:tab/><text:tab/><text:tab/><text:tab/> <text:s text:c="3"/>Schuljahr 2014/2015</text:p>
      <text:p text:style-name="P2">Georgenstr. 2</text:p>
      <text:p text:style-name="P2">82140 Olching</text:p>
      <text:p text:style-name="P2"/>
      <text:p text:style-name="P3"/>
      <text:p text:style-name="P3"/>
      <text:p text:style-name="P3"/>
      <text:p text:style-name="P3"><text:s/></text:p>
      <text:p text:style-name="P2"/>
      <text:p text:style-name="P2"/>
      <text:p text:style-name="P6">Seminararbeit</text:p>
      <text:p text:style-name="P5">im W-Seminar Mathematik</text:p>
      <text:p text:style-name="P5"/>
      <text:p text:style-name="P5"/>
      <text:p text:style-name="P5">Genetische Programmierung und automatisierte Trainierung </text:p>
      <text:p text:style-name="P5">von neuronalen Netzwerken</text:p>
      <text:p text:style-name="P5"/>
      <text:p text:style-name="P3">von </text:p>
      <text:p text:style-name="P3">Dominik Horn</text:p>
      <text:p text:style-name="P3"/>
      <text:p text:style-name="P3"/>
      <text:p text:style-name="P3"/>
      <text:p text:style-name="P3"/>
      <text:p text:style-name="P3"/>
      <text:p text:style-name="P3"/>
      <text:p text:style-name="P3"/>
      <text:p text:style-name="P3"/>
      <text:p text:style-name="P3"/>
      <text:p text:style-name="P4"/>
      <text:p text:style-name="P4"/>
      <text:p text:style-name="P4"/>
      <text:p text:style-name="P4">Betreuende Lehrkraft:<text:tab/><text:tab/>Susanne Barth</text:p>
      <text:p text:style-name="P4">Abgabetermin:<text:tab/><text:tab/><text:span text:style-name="T1">10. November</text:span> 2015</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Inhaltsverzeichnis</text:p>
          </text:index-title>
          <text:p text:style-name="P30"><text:a xlink:type="simple" xlink:href="#__RefHeading___Toc555_328677709">1. Einführung und Grundidee<text:tab/>3</text:a></text:p>
          <text:p text:style-name="P28"><text:a xlink:type="simple" xlink:href="#__RefHeading___Toc641_328677709">1.1 Einleitende Bezugsherstellung<text:tab/>3</text:a></text:p>
          <text:p text:style-name="P28"><text:a xlink:type="simple" xlink:href="#__RefHeading___Toc643_328677709">1.2 Erklärung der Grundkonzepte<text:tab/>4</text:a></text:p>
          <text:p text:style-name="P29"><text:a xlink:type="simple" xlink:href="#__RefHeading___Toc645_328677709">1.2.1 Genetische Programmierung<text:tab/>4</text:a></text:p>
          <text:p text:style-name="P29"><text:a xlink:type="simple" xlink:href="#__RefHeading___Toc899_328677709">1.2.2 Genetische Algorithmen<text:tab/>5</text:a></text:p>
          <text:p text:style-name="P29"><text:a xlink:type="simple" xlink:href="#__RefHeading___Toc989_328677709">1.2.3 Künstliche neuronale Netzwerke<text:tab/>5</text:a></text:p>
        </text:index-body>
      </text:table-of-content>
      <text:p text:style-name="P13"/>
      <text:h text:style-name="P9" text:outline-level="1"><text:bookmark-start text:name="__RefHeading___Toc555_328677709"/>1. Einführung und Grundidee<text:bookmark-end text:name="__RefHeading___Toc555_328677709"/></text:h>
      <text:h text:style-name="P7" text:outline-level="2"><text:bookmark-start text:name="__RefHeading___Toc641_328677709"/>1.1 Einleitende Bezugsherstellung<text:bookmark-end text:name="__RefHeading___Toc641_328677709"/></text:h>
      <text:p text:style-name="P16"/>
      <text:p text:style-name="P22">Selbst denkende Computer sind spannender den je. Zahlreiche moderne Technologien, wie autonome Kraftfahrzeuge (CITATION NEEDED) und Sprachassistenten (CITATION NEEDED Siri, Cortana, Google Now) verwenden Künstliche Intelligenzen. <text:span text:style-name="T2">Eine solche selber zu implementieren bedarf enormen Arbeitsaufwand. Oder nicht?</text:span></text:p>
      <text:p text:style-name="P22"/>
      <text:p text:style-name="P23">Diese Frage möchte die nachfolgende Arbeit klären. Ein vielversprechender Ansatz <text:span text:style-name="T4">bei der Suche nach Möglichkeiten künstliche Intelligenz zu implementieren stammt </text:span>aus dem Bereich des „Machine learning“. Kurzum wird versucht das <text:span text:style-name="T5">relativ </text:span>simple <text:span text:style-name="T3">neuronen-</text:span>synapsen-Modell eines Biologisches Gehirns in einem Computerprogramm zu implementieren. <text:span text:style-name="T3">Diese künstliche „Gehirn“ ist hierbei aus mehreren Neuronen aufgebaut, daraus leitet sich auch der Name ab: Neuronales Netzwerk. Im Detail wird die Idee dahinter weiter unten im Text erklärt. Vorteile eines neuronalen Netzwerkes sind der niedrige Schwierigkeit beim Implementieren und die Universelle Anwendbarkeit (CITATION NEEDED). Nachteilig ist der sehr hohe Aufwand beim Trainieren solcher Netzwerke. Es werden teils große Datenmengen benötigt um zum gewünschten Ergebnis zu kommen. Ein Beispiel aus der Medizin: Ein neuronales Netzwerk soll eigenständig Patientendaten analysieren und ihre Anfälligkeit für verschiedene Krankheiten automatisch bewerten. Es muss also beispielsweise von selber den Schluss ziehen, dass Menschen, welche permanent unter hohem Stress leiden ein erhöhtes Risiko für Herzprobleme haben (CITATION NEEDED). Damit die künstliche Intelligenz lernt solche Zuordnungen eigenständig vorzunehmen muss sie in der Trainingsphase mit ausreichend Patientendaten und späteren, dazu passenden Krankheitsdaten gefüttert werden. Da das Trainieren manuell geschieht ist dies aufwändig und teilweise schwer umzusetzen.</text:span></text:p>
      <text:p text:style-name="P24">So genannte „Genetic Algorithms“, fortan GA genannt, könnten hier Abhilfe schaffen. Ein GA ist eine heuristische Suchmethode, welche den Prozess der natürlichen Selektion versucht zu emulieren. Zusammengefasst wird eine Population an Subjekten beliebiger Art in einer simulierten Umgebung getestet, bewertet und gemäß dem Satz „Survival of the fittest“ - Überleben der best angepasstesten – selektiert und weiter entwickelt. Die <text:soft-page-break/>Subjekte sind dabei beliebige Objekte, welche aus „Chromosomes“ oder „Genotypes“ bestehen. <text:span text:style-name="T6">GAs werden oft bei Optimierungs- oder Suchproblemen eingesetzt (CITATION NEEDED). Kombiniert man nun neuronale Netzwerke und GAs eliminiert man theoretisch das aufwändige, händische Trainieren der künstlichen Intelligenz.</text:span></text:p>
      <text:p text:style-name="P25">Dieser Arbeit zugrunde liegt allerdings noch eine weitere, konkretere Idee. GAs sind eine allgemeine Fassung eines Konzepts – nämlich Evolution zur Problemlösung anzuwenden. Eine konkretere Form der GAs ist das so gennante „Genetic programming“, fortan GP. <text:span text:style-name="T7">Subjekte einer Population bei GPs sind konkret Computerprogramme. Ein korrekt implementierter GP-Algorithmus kann theoretisch Computer Programme von selber Entwickeln. Dies Geschieht wie oben genannt über den Ansatz der Evolution. Nachfolgend werden die Grundlagen: Neuronale Netzwerke, GAs und GPs genauer erklärt.</text:span></text:p>
      <text:p text:style-name="P17"/>
      <text:h text:style-name="P8" text:outline-level="2"><text:bookmark-start text:name="__RefHeading___Toc643_328677709"/><text:span text:style-name="T8">1.2 Erklärung der Grundkonzepte</text:span><text:bookmark-end text:name="__RefHeading___Toc643_328677709"/></text:h>
      <text:h text:style-name="P11" text:outline-level="3"><text:bookmark-start text:name="__RefHeading___Toc645_328677709"/><text:span text:style-name="T8">1.2.1 Genetische Programmierung</text:span><text:bookmark-end text:name="__RefHeading___Toc645_328677709"/></text:h>
      <text:p text:style-name="P18"/>
      <text:p text:style-name="P20"><text:span text:style-name="T9">Zum besseren Verständnis </text:span><text:span text:style-name="T10">sollte</text:span><text:span text:style-name="T9"> für diesen Abschnitt die Abbildung 1.2.1. verwendet </text:span><text:span text:style-name="T10">werden (CITATION NEEDED)</text:span><text:span text:style-name="T9">. </text:span><text:span text:style-name="T11">Eine normale GP-Implementierung könnte folgendermaßen aussehen: Zu Beginn der Laufzeit des Algorithmus wird eine Startgeneration erzeugt. Diese besteht aus einer beliebigen Anzahl zufällig generierter Programme. Diese müssen weder syntaktisch noch semantisch korrekt sein. Jedes einzelne dieser Programme durchläuft dann eine Testphase. Diese prüft auf syntaktische Korrektheit und wenn dieser Test erfolgreich verlief wird dass Programm ausgeführt und <text:s/>nach seinem Verhalten bewertet. Diese angesprochene Bewertung erfolgt über eine so genannte „fittest function“ (CITATION NEEDED). Je nach Zweck des zu erzeugenden Programms muss diese anders aussehen. In einem simplen Beispiel, bei dem ein Programm erzeugt werden soll, dass ein Wort auf die Konsole schreiben kann würde diese zum einen Bewerten wie fehlerbehaftet das Programm ist und wie nah es an die Gewünschte Ausgabe kommt. Für jede Abweichung vom gewollten Ergebnis vergibt der Algorithmus Punkte. Diejenige(n) Routinen mit den niedrigsten Punktzahlen werden behalten, sie kommen dem Ziel am nächsten. Alle anderen werden gelöscht. Anschließend wird durch ein beliebiges Verfahren eine neue Population erzeugt, welche </text:span><text:soft-page-break/><text:span text:style-name="T11">wieder die Tests durchlaufen muss. Ein mögliches Verfahren ist einfach das beste Programm jeweils an unterschiedlichen Stellen zufällig zu mutieren und jedes so mutierte Programm als neues Mitglied der Population herzunehmen. Besser ist jedoch die jeweils besten Programme zu verkreuzen und zu mutieren. <text:s/>Statt einer einzigen Population könnten auch mehrere verschieden Populationen gleichzeitig diesen Algorithmus einigermaßen getrennt durchwandern, mit gelegentlichen Kreuzungen.</text:span></text:p>
      <text:p text:style-name="P20"><text:span text:style-name="T11"/></text:p>
      <text:h text:style-name="P10" text:outline-level="3"><text:bookmark-start text:name="__RefHeading___Toc899_328677709"/>1.2.2 Genetische Algorithmen<text:bookmark-end text:name="__RefHeading___Toc899_328677709"/></text:h>
      <text:p text:style-name="P26"/>
      <text:p text:style-name="P21"><text:span text:style-name="T9">GAs beschreiben allgemein alle Ansätze, welche simulierte Evolution auf eine ähnliche oder gleiche Weise wie das GP verwenden. </text:span><text:span text:style-name="T12">Statt konkreten Programmen werden Subjekte erzeugt, getestet, bewertet, selektiert und mutiert. (CITATION NEEDED) (FURTHER WORK NEEDED)</text:span></text:p>
      <text:p text:style-name="P21"><text:span text:style-name="T12"/></text:p>
      <text:h text:style-name="P12" text:outline-level="3"><text:bookmark-start text:name="__RefHeading___Toc989_328677709"/>1.2.3 <text:span text:style-name="T13">Künstliche n</text:span>euronale Netzwerke<text:bookmark-end text:name="__RefHeading___Toc989_328677709"/></text:h>
      <text:p text:style-name="P19"/>
      <text:p text:style-name="P27"><text:span text:style-name="T14">Künstliche n</text:span>euronale Netzwerke sind einfach gesagt vom Computer simulierte „Gehirne“. Sie bestehen aus einzelnen Neuronen, <text:span text:style-name="T15">welche jeweils mit anderen Neuronen verbunden sind. Ein oder mehrere Neuron(en) dienen als „Input neuron(s)“ oder Eingabeneuronen – über diese werden Daten in das neuronale Netzwerk eingespeist. Parallel zu den Eingabeneuronen gibt es so gennante „Output neuron(s)“ - ein oder mehrere Ausgabeneuronen. Über diese werden vom neuronalen Netzwerk verarbeitete Daten diesem Entnommen. Zwischen der Aus- und Eingabeschicht befinden sich die „hidden layers“ - die versteckten Schichten (Vgl. Abb. 1.2.3) (CITATION NEEDED). Eingespeiste Daten wandern von den Eingabeneuronen über ihre Verbindungen zu den Neuronen der versteckten Schichten, welche sich die Daten von Schicht zu Schicht jeweils auch über ihre Verbindungen durchreichen. Dabei werden die Daten verarbeitet. Dies geschieht mittels simpler Mathematischer Berechnunge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graphic-properties draw:fill-image-width="0cm" draw:fill-image-height="0cm"/>
      <style:paragraph-properties fo:margin-top="0cm" fo:margin-bottom="0.247cm" loext:contextual-spacing="false" fo:line-height="120%" fo:text-align="justify" style:justify-single-word="false" style:page-number="auto" style:shadow="none">
        <style:tab-stops/>
      </style:paragraph-properties>
      <style:text-properties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graphic-properties draw:fill-image-width="0cm" draw:fill-image-height="0cm"/>
      <style:paragraph-properties fo:margin-top="0.423cm" fo:margin-bottom="0.212cm" loext:contextual-spacing="false" fo:text-align="center" style:justify-single-word="false" style:page-number="auto" style:shadow="none">
        <style:tab-stops/>
      </style:paragraph-properties>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master-page-name="Standard">
      <style:paragraph-properties style:page-number="1" text:number-lines="false" text:line-number="0">
        <style:tab-stops>
          <style:tab-stop style:position="6.999cm" style:type="center"/>
          <style:tab-stop style:position="14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2.499cm" fo:margin-left="3cm" fo:margin-right="4.001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draw:fill="none"/>
      </style:footer-style>
    </style:page-layout>
    <style:page-layout style:name="Mpm2">
      <style:page-layout-properties fo:page-width="21.001cm" fo:page-height="29.7cm" style:num-format="1" style:print-orientation="portrait" fo:margin-top="2.499cm" fo:margin-bottom="3cm" fo:margin-left="3cm" fo:margin-right="4.001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499cm" fo:margin-bottom="2.499cm" fo:margin-left="3cm" fo:margin-right="4.001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text:page-number></text:p>
      </style:footer>
    </style:master-page>
    <style:master-page style:name="First_20_Page" style:display-name="First Page" style:page-layout-name="Mpm2" style:next-style-name="zweite_20_Seite"/>
    <style:master-page style:name="zweite_20_Seite" style:display-name="zweite Seite" style:page-layout-name="Mpm3" style:next-style-name="Standard">
      <style:footer>
        <text:p text:style-name="MP1"><text:page-number text:select-page="current">2</text:page-number></text:p>
      </style:footer>
    </style:master-page>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8T15:12:13.383000000</meta:creation-date>
    <dc:date>2015-10-19T20:13:22.005000000</dc:date>
    <meta:editing-duration>PT1H21M59S</meta:editing-duration>
    <meta:editing-cycles>66</meta:editing-cycles>
    <meta:generator>LibreOffice/4.4.5.2$Windows_x86 LibreOffice_project/a22f674fd25a3b6f45bdebf25400ed2adff0ff99</meta:generator>
    <meta:document-statistic meta:table-count="0" meta:image-count="0" meta:object-count="0" meta:page-count="5" meta:paragraph-count="34" meta:word-count="873" meta:character-count="6754" meta:non-whitespace-character-count="5894"/>
  </office:meta>
</office:document-meta>
</file>